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Transferência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ncosto central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nopla freio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anopla câmbi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table:number-columns-repeated="2" office:value-type="float" office:value="18000" calcext:value-type="float">
            <text:p>18.000</text:p>
          </table:table-cell>
        </table:table-row>
        <table:table-row table:style-name="ro1">
          <table:table-cell office:value-type="string" calcext:value-type="string">
            <text:p>Chave/Alarme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iltros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gulagem das válvulas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abamento lateral para brisa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/>
          <table:table-cell table:style-name="ce6" table:number-columns-repeated="2"/>
        </table:table-row>
        <table:table-row table:style-name="ro1">
          <table:table-cell table:style-name="ce3"/>
          <table:table-cell table:style-name="ce7" table:formula="of:=SUM([.B2:.B12])" office:value-type="float" office:value="19735" calcext:value-type="float">
            <text:p>19.735</text:p>
          </table:table-cell>
          <table:table-cell table:style-name="ce7" table:formula="of:=SUM([.C2:.C12])" office:value-type="float" office:value="20450" calcext:value-type="float">
            <text:p>20.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10:54:49.2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16:21.498000000</meta:creation-date>
    <dc:date>2019-05-14T10:56:06.901000000</dc:date>
    <meta:editing-duration>PT27M3S</meta:editing-duration>
    <meta:editing-cycles>10</meta:editing-cycles>
    <meta:generator>LibreOffice/5.1.3.2$Windows_x86 LibreOffice_project/644e4637d1d8544fd9f56425bd6cec110e49301b</meta:generator>
    <meta:document-statistic meta:table-count="1" meta:cell-count="34" meta:object-count="0"/>
  </office:meta>
</office:document-meta>
</file>